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82cm" svg:height="0.82cm" svg:x="2.12cm" svg:y="2.71cm">
          <text:p text:style-name="P1">Adress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2cm" svg:height="3.14cm" svg:x="2.12cm" svg:y="3.53cm">
          <text:p text:style-name="P1">Numero</text:p>
          <text:p text:style-name="P1">Rue</text:p>
          <text:p text:style-name="P1">Code postal</text:p>
          <text:p text:style-name="P1">Vil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52cm" svg:height="0.91cm" svg:x="9.77cm" svg:y="4.65cm">
          <text:p text:style-name="P1">Entrepris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94cm" svg:y1="5.1cm" svg:x2="9.77cm" svg:y2="5.105cm" draw:start-shape="id1" draw:end-shape="id2" svg:d="M5940 5100h1915v5h1915">
          <text:p/>
        </draw:connector>
        <draw:custom-shape draw:style-name="gr1" draw:text-style-name="P1" xml:id="id4" draw:id="id4" draw:layer="layout" svg:width="5.53cm" svg:height="2.24cm" svg:x="9.76cm" svg:y="5.56cm">
          <text:p text:style-name="P1">Mail</text:p>
          <text:p text:style-name="P1">Tel</text:p>
          <text:p text:style-name="P1">Secteurdactivi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1cm" svg:height="0.94cm" svg:x="2.83cm" svg:y="8.79cm"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2cm" svg:height="2.97cm" svg:x="2.82cm" svg:y="9.73cm">
          <text:p text:style-name="P1">Datedebut</text:p>
          <text:p text:style-name="P1">Datefin</text:p>
          <text:p text:style-name="P1">Libelle</text:p>
          <text:p text:style-name="P1">Descript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44cm" svg:y1="9.26cm" svg:x2="9.76cm" svg:y2="6.68cm" draw:start-shape="id3" draw:end-shape="id4" svg:d="M6440 9260h1660v-2580h1660">
          <text:p/>
        </draw:connector>
        <draw:frame draw:style-name="gr3" draw:layer="layout" svg:width="1.738cm" svg:height="0.963cm" svg:x="6.73cm" svg:y="9.85cm">
          <draw:text-box>
            <text:p>0...n</text:p>
          </draw:text-box>
        </draw:frame>
        <draw:frame draw:style-name="gr4" draw:layer="layout" svg:width="0.853cm" svg:height="0.963cm" svg:x="8.2cm" svg:y="6cm">
          <draw:text-box>
            <text:p>1</text:p>
          </draw:text-box>
        </draw:frame>
        <draw:custom-shape draw:style-name="gr5" draw:text-style-name="P2" draw:layer="layout" svg:width="1.29cm" svg:height="0.59cm" svg:x="8.44cm" svg:y="4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6" draw:text-style-name="P1" draw:layer="layout" svg:width="7.29cm" svg:height="1.17cm" svg:x="17.92cm" svg:y="2.42cm">
          <text:p text:style-name="P1">Stagiaire</text:p>
        </draw:rect>
        <draw:rect draw:style-name="gr6" draw:text-style-name="P1" draw:layer="layout" svg:width="7.29cm" svg:height="2.27cm" svg:x="17.92cm" svg:y="3.59cm">
          <text:p text:style-name="P1">Nom</text:p>
          <text:p text:style-name="P1">Prenom</text:p>
          <text:p text:style-name="P1">Mail</text:p>
        </draw:rect>
        <draw:rect draw:style-name="gr6" draw:text-style-name="P2" draw:layer="layout" svg:width="7.29cm" svg:height="0.94cm" svg:x="17.92cm" svg:y="5.86cm">
          <text:p text:style-name="P2">poserUneCandidature()</text:p>
        </draw:rect>
        <draw:rect draw:style-name="gr6" draw:text-style-name="P2" draw:layer="layout" svg:width="5.56cm" svg:height="0.94cm" svg:x="9.75cm" svg:y="7.79cm">
          <text:p text:style-name="P2">creerStage(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22T22:12:00.491850247</meta:creation-date>
    <dc:date>2016-01-24T16:21:06.92</dc:date>
    <meta:editing-duration>PT11M8S</meta:editing-duration>
    <meta:editing-cycles>9</meta:editing-cycles>
    <meta:generator>OpenOffice/4.1.1$Win32 OpenOffice.org_project/411m6$Build-9775</meta:generator>
    <dc:creator>Jean-Gatien CORDIER</dc:creator>
    <meta:document-statistic meta:object-count="15"/>
  </office:meta>
</office:document-meta>
</file>